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0"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BFBFBF"/>
      <style:text-properties fo:font-size="10pt" style:font-size-asian="10pt" style:font-size-complex="10pt"/>
    </style:style>
    <style:style style:name="ce86"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FFC000"/>
      <style:text-properties fo:font-size="10pt" style:font-size-asian="10pt" style:font-size-complex="10pt"/>
    </style:style>
    <style:style style:name="ce89"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C78FFF"/>
      <style:text-properties fo:font-size="10pt" style:font-size-asian="10pt" style:font-size-complex="10pt"/>
    </style:style>
    <style:style style:name="ce92"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3"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4" style:family="table-cell" style:parent-style-name="Default" style:data-style-name="N2">
      <style:table-cell-properties fo:background-color="#C78FFF"/>
      <style:text-properties fo:font-size="10pt" style:font-size-asian="10pt" style:font-size-complex="10pt"/>
    </style:style>
    <style:style style:name="ce95" style:family="table-cell" style:parent-style-name="Default" style:data-style-name="N36">
      <style:table-cell-properties fo:background-color="#C78FFF"/>
      <style:text-propertie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99"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0"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BasedonPrinterArea" table:formula="of:=SUBSTITUTE(SUBSTITUTE(SUBSTITUTE((COM.MICROSOFT.CONCAT(&quot;k&quot;; [.B343]));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Angle" table:formula="of:=SUBSTITUTE(SUBSTITUTE(SUBSTITUTE((COM.MICROSOFT.CONCAT(&quot;k&quot;; [.B344]));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Rotation" table:formula="of:=SUBSTITUTE(SUBSTITUTE(SUBSTITUTE((COM.MICROSOFT.CONCAT(&quot;k&quot;; [.B345]));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OverlapDistance" table:formula="of:=SUBSTITUTE(SUBSTITUTE(SUBSTITUTE((COM.MICROSOFT.CONCAT(&quot;k&quot;; [.B346]));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BeadWidth" table:formula="of:=SUBSTITUTE(SUBSTITUTE(SUBSTITUTE((COM.MICROSOFT.CONCAT(&quot;k&quot;; [.B347]));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Speed" table:formula="of:=SUBSTITUTE(SUBSTITUTE(SUBSTITUTE((COM.MICROSOFT.CONCAT(&quot;k&quot;; [.B348]));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ExtruderSpeed" table:formula="of:=SUBSTITUTE(SUBSTITUTE(SUBSTITUTE((COM.MICROSOFT.CONCAT(&quot;k&quot;; [.B349]));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ExtrusionMultiplier" table:formula="of:=SUBSTITUTE(SUBSTITUTE(SUBSTITUTE((COM.MICROSOFT.CONCAT(&quot;k&quot;; [.B350]));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MinimumInfillPathLength" table:formula="of:=SUBSTITUTE(SUBSTITUTE(SUBSTITUTE((COM.MICROSOFT.CONCAT(&quot;k&quot;; [.B351]));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aximumInfillPathLength" table:formula="of:=SUBSTITUTE(SUBSTITUTE(SUBSTITUTE((COM.MICROSOFT.CONCAT(&quot;k&quot;; [.B352]));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CombineInfillEveryXLayers" table:formula="of:=SUBSTITUTE(SUBSTITUTE(SUBSTITUTE((COM.MICROSOFT.CONCAT(&quot;k&quot;; [.B353]));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EnableInfillPrestart" table:formula="of:=SUBSTITUTE(SUBSTITUTE(SUBSTITUTE((COM.MICROSOFT.CONCAT(&quot;k&quot;; [.B354]));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InfillPrestartDistance" table:formula="of:=SUBSTITUTE(SUBSTITUTE(SUBSTITUTE((COM.MICROSOFT.CONCAT(&quot;k&quot;; [.B355]));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Speed" table:formula="of:=SUBSTITUTE(SUBSTITUTE(SUBSTITUTE((COM.MICROSOFT.CONCAT(&quot;k&quot;; [.B356]));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ExtruderSpeed" table:formula="of:=SUBSTITUTE(SUBSTITUTE(SUBSTITUTE((COM.MICROSOFT.CONCAT(&quot;k&quot;; [.B357]));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SectorCount" table:formula="of:=SUBSTITUTE(SUBSTITUTE(SUBSTITUTE((COM.MICROSOFT.CONCAT(&quot;k&quot;; [.B358]));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ower" table:formula="of:=SUBSTITUTE(SUBSTITUTE(SUBSTITUTE((COM.MICROSOFT.CONCAT(&quot;k&quot;; [.B359]));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Focus" table:formula="of:=SUBSTITUTE(SUBSTITUTE(SUBSTITUTE((COM.MICROSOFT.CONCAT(&quot;k&quot;; [.B360]));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SpotSize" table:formula="of:=SUBSTITUTE(SUBSTITUTE(SUBSTITUTE((COM.MICROSOFT.CONCAT(&quot;k&quot;; [.B361]));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EnableParitionScheme" table:formula="of:=SUBSTITUTE(SUBSTITUTE(SUBSTITUTE((COM.MICROSOFT.CONCAT(&quot;k&quot;; [.B362]));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HatchPartitionScheme" table:formula="of:=SUBSTITUTE(SUBSTITUTE(SUBSTITUTE((COM.MICROSOFT.CONCAT(&quot;k&quot;; [.B363]));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Striping" table:formula="of:=SUBSTITUTE(SUBSTITUTE(SUBSTITUTE((COM.MICROSOFT.CONCAT(&quot;k&quot;; [.B364]));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StripeWidth" table:formula="of:=SUBSTITUTE(SUBSTITUTE(SUBSTITUTE((COM.MICROSOFT.CONCAT(&quot;k&quot;; [.B365]));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Height" table:formula="of:=SUBSTITUTE(SUBSTITUTE(SUBSTITUTE((COM.MICROSOFT.CONCAT(&quot;k&quot;; [.B366]));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Angle" table:formula="of:=SUBSTITUTE(SUBSTITUTE(SUBSTITUTE((COM.MICROSOFT.CONCAT(&quot;k&quot;; [.B367]));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Rotation" table:formula="of:=SUBSTITUTE(SUBSTITUTE(SUBSTITUTE((COM.MICROSOFT.CONCAT(&quot;k&quot;; [.B368]));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OverlapXDistance" table:formula="of:=SUBSTITUTE(SUBSTITUTE(SUBSTITUTE((COM.MICROSOFT.CONCAT(&quot;k&quot;; [.B369]));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YDistance" table:formula="of:=SUBSTITUTE(SUBSTITUTE(SUBSTITUTE((COM.MICROSOFT.CONCAT(&quot;k&quot;; [.B370]));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ShiftXDistance" table:formula="of:=SUBSTITUTE(SUBSTITUTE(SUBSTITUTE((COM.MICROSOFT.CONCAT(&quot;k&quot;; [.B371]));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YDistance" table:formula="of:=SUBSTITUTE(SUBSTITUTE(SUBSTITUTE((COM.MICROSOFT.CONCAT(&quot;k&quot;; [.B372]));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EnableInfillAlternatingLines" table:formula="of:=SUBSTITUTE(SUBSTITUTE(SUBSTITUTE((COM.MICROSOFT.CONCAT(&quot;k&quot;; [.B373]));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4]; &quot;::&quot;; [.H374])); &quot; &quot;; &quot;&quot;); &quot;/&quot;; &quot;&quot;); &quot;-&quot;; &quot;&quot;)" table:style-name="ce67">
            <text:p>Profile::Support</text:p>
          </table:table-cell>
          <table:table-cell office:value-type="string" office:string-value="kEnableSupport" table:formula="of:=SUBSTITUTE(SUBSTITUTE(SUBSTITUTE((COM.MICROSOFT.CONCAT(&quot;k&quot;; [.B374]));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PrintSupportFirst" table:formula="of:=SUBSTITUTE(SUBSTITUTE(SUBSTITUTE((COM.MICROSOFT.CONCAT(&quot;k&quot;; [.B375]));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TaperSupport" table:formula="of:=SUBSTITUTE(SUBSTITUTE(SUBSTITUTE((COM.MICROSOFT.CONCAT(&quot;k&quot;; [.B376]));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SupportThresholdAngle" table:formula="of:=SUBSTITUTE(SUBSTITUTE(SUBSTITUTE((COM.MICROSOFT.CONCAT(&quot;k&quot;; [.B377]));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XYDistance" table:formula="of:=SUBSTITUTE(SUBSTITUTE(SUBSTITUTE((COM.MICROSOFT.CONCAT(&quot;k&quot;; [.B378]));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LayerOffset" table:formula="of:=SUBSTITUTE(SUBSTITUTE(SUBSTITUTE((COM.MICROSOFT.CONCAT(&quot;k&quot;; [.B379]));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MinimumSupportInfillArea" table:formula="of:=SUBSTITUTE(SUBSTITUTE(SUBSTITUTE((COM.MICROSOFT.CONCAT(&quot;k&quot;; [.B380]));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Area" table:formula="of:=SUBSTITUTE(SUBSTITUTE(SUBSTITUTE((COM.MICROSOFT.CONCAT(&quot;k&quot;; [.B381]));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SupportPattern" table:formula="of:=SUBSTITUTE(SUBSTITUTE(SUBSTITUTE((COM.MICROSOFT.CONCAT(&quot;k&quot;; [.B382]));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LineSpacing" table:formula="of:=SUBSTITUTE(SUBSTITUTE(SUBSTITUTE((COM.MICROSOFT.CONCAT(&quot;k&quot;; [.B383]));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4]; &quot;::&quot;; [.H384])); &quot; &quot;; &quot;&quot;); &quot;/&quot;; &quot;&quot;); &quot;-&quot;; &quot;&quot;)" table:style-name="ce29">
            <text:p>Profile::Travel</text:p>
          </table:table-cell>
          <table:table-cell office:value-type="string" office:string-value="kTravelSpeed" table:formula="of:=SUBSTITUTE(SUBSTITUTE(SUBSTITUTE((COM.MICROSOFT.CONCAT(&quot;k&quot;; [.B384]));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MinimumTravelLength" table:formula="of:=SUBSTITUTE(SUBSTITUTE(SUBSTITUTE((COM.MICROSOFT.CONCAT(&quot;k&quot;; [.B385]));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forLifting" table:formula="of:=SUBSTITUTE(SUBSTITUTE(SUBSTITUTE((COM.MICROSOFT.CONCAT(&quot;k&quot;; [.B386]));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LiftHeight" table:formula="of:=SUBSTITUTE(SUBSTITUTE(SUBSTITUTE((COM.MICROSOFT.CONCAT(&quot;k&quot;; [.B387]));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8]; &quot;::&quot;; [.H388])); &quot; &quot;; &quot;&quot;); &quot;/&quot;; &quot;&quot;); &quot;-&quot;; &quot;&quot;)" table:style-name="ce21">
            <text:p>Profile::GCode</text:p>
          </table:table-cell>
          <table:table-cell office:value-type="string" office:string-value="kPerimeterStartGCode" table:formula="of:=SUBSTITUTE(SUBSTITUTE(SUBSTITUTE((COM.MICROSOFT.CONCAT(&quot;k&quot;; [.B388]));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EndGCode" table:formula="of:=SUBSTITUTE(SUBSTITUTE(SUBSTITUTE((COM.MICROSOFT.CONCAT(&quot;k&quot;; [.B389]));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InsetStartGCode" table:formula="of:=SUBSTITUTE(SUBSTITUTE(SUBSTITUTE((COM.MICROSOFT.CONCAT(&quot;k&quot;; [.B390]));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EndGCode" table:formula="of:=SUBSTITUTE(SUBSTITUTE(SUBSTITUTE((COM.MICROSOFT.CONCAT(&quot;k&quot;; [.B391]));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SkeletonStartGCode" table:formula="of:=SUBSTITUTE(SUBSTITUTE(SUBSTITUTE((COM.MICROSOFT.CONCAT(&quot;k&quot;; [.B392]));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EndGCode" table:formula="of:=SUBSTITUTE(SUBSTITUTE(SUBSTITUTE((COM.MICROSOFT.CONCAT(&quot;k&quot;; [.B393]));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inStartGCode" table:formula="of:=SUBSTITUTE(SUBSTITUTE(SUBSTITUTE((COM.MICROSOFT.CONCAT(&quot;k&quot;; [.B394]));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EndGCode" table:formula="of:=SUBSTITUTE(SUBSTITUTE(SUBSTITUTE((COM.MICROSOFT.CONCAT(&quot;k&quot;; [.B395]));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fillStartGCode" table:formula="of:=SUBSTITUTE(SUBSTITUTE(SUBSTITUTE((COM.MICROSOFT.CONCAT(&quot;k&quot;; [.B396]));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EndGCode" table:formula="of:=SUBSTITUTE(SUBSTITUTE(SUBSTITUTE((COM.MICROSOFT.CONCAT(&quot;k&quot;; [.B397]));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upportStartGCode" table:formula="of:=SUBSTITUTE(SUBSTITUTE(SUBSTITUTE((COM.MICROSOFT.CONCAT(&quot;k&quot;; [.B398]));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EndGCode" table:formula="of:=SUBSTITUTE(SUBSTITUTE(SUBSTITUTE((COM.MICROSOFT.CONCAT(&quot;k&quot;; [.B399]));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0]; &quot;::&quot;; [.H400])); &quot; &quot;; &quot;&quot;); &quot;/&quot;; &quot;&quot;); &quot;-&quot;; &quot;&quot;)" table:style-name="ce71">
            <text:p>Profile::SpecialModes</text:p>
          </table:table-cell>
          <table:table-cell office:value-type="string" office:string-value="kEnableSmoothing" table:formula="of:=SUBSTITUTE(SUBSTITUTE(SUBSTITUTE((COM.MICROSOFT.CONCAT(&quot;k&quot;; [.B400]));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SmoothingTolerance" table:formula="of:=SUBSTITUTE(SUBSTITUTE(SUBSTITUTE((COM.MICROSOFT.CONCAT(&quot;k&quot;; [.B401]));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piralizeMode" table:formula="of:=SUBSTITUTE(SUBSTITUTE(SUBSTITUTE((COM.MICROSOFT.CONCAT(&quot;k&quot;; [.B402]));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FixModel" table:formula="of:=SUBSTITUTE(SUBSTITUTE(SUBSTITUTE((COM.MICROSOFT.CONCAT(&quot;k&quot;; [.B403]));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OversizePart" table:formula="of:=SUBSTITUTE(SUBSTITUTE(SUBSTITUTE((COM.MICROSOFT.CONCAT(&quot;k&quot;; [.B404]));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Distance" table:formula="of:=SUBSTITUTE(SUBSTITUTE(SUBSTITUTE((COM.MICROSOFT.CONCAT(&quot;k&quot;; [.B405]));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UseWidthandHeight" table:formula="of:=SUBSTITUTE(SUBSTITUTE(SUBSTITUTE((COM.MICROSOFT.CONCAT(&quot;k&quot;; [.B406]));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7]; &quot;::&quot;; [.H407])); &quot; &quot;; &quot;&quot;); &quot;/&quot;; &quot;&quot;); &quot;-&quot;; &quot;&quot;)" table:style-name="ce73">
            <text:p>Profile::Optimizations</text:p>
          </table:table-cell>
          <table:table-cell office:value-type="string" office:string-value="kEnableGPUAcceleration" table:formula="of:=SUBSTITUTE(SUBSTITUTE(SUBSTITUTE((COM.MICROSOFT.CONCAT(&quot;k&quot;; [.B407]));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IslandOrderOptimization" table:formula="of:=SUBSTITUTE(SUBSTITUTE(SUBSTITUTE((COM.MICROSOFT.CONCAT(&quot;k&quot;; [.B408]));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CustomIslandPointXLocation" table:formula="of:=SUBSTITUTE(SUBSTITUTE(SUBSTITUTE((COM.MICROSOFT.CONCAT(&quot;k&quot;; [.B409]));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YLocation" table:formula="of:=SUBSTITUTE(SUBSTITUTE(SUBSTITUTE((COM.MICROSOFT.CONCAT(&quot;k&quot;; [.B410]));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PathOrderOptimization" table:formula="of:=SUBSTITUTE(SUBSTITUTE(SUBSTITUTE((COM.MICROSOFT.CONCAT(&quot;k&quot;; [.B411]));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PathPointXLocation" table:formula="of:=SUBSTITUTE(SUBSTITUTE(SUBSTITUTE((COM.MICROSOFT.CONCAT(&quot;k&quot;; [.B412]));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YLocation" table:formula="of:=SUBSTITUTE(SUBSTITUTE(SUBSTITUTE((COM.MICROSOFT.CONCAT(&quot;k&quot;; [.B413]));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PointOrderOptimization" table:formula="of:=SUBSTITUTE(SUBSTITUTE(SUBSTITUTE((COM.MICROSOFT.CONCAT(&quot;k&quot;; [.B414]));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EnableLocalRandomness" table:formula="of:=SUBSTITUTE(SUBSTITUTE(SUBSTITUTE((COM.MICROSOFT.CONCAT(&quot;k&quot;; [.B415]));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LocalRandomnessRadius" table:formula="of:=SUBSTITUTE(SUBSTITUTE(SUBSTITUTE((COM.MICROSOFT.CONCAT(&quot;k&quot;; [.B416]));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MinimumDistance" table:formula="of:=SUBSTITUTE(SUBSTITUTE(SUBSTITUTE((COM.MICROSOFT.CONCAT(&quot;k&quot;; [.B417]));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MinimumDistanceThreshold" table:formula="of:=SUBSTITUTE(SUBSTITUTE(SUBSTITUTE((COM.MICROSOFT.CONCAT(&quot;k&quot;; [.B418]));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ConsecutiveDistanceThreshold" table:formula="of:=SUBSTITUTE(SUBSTITUTE(SUBSTITUTE((COM.MICROSOFT.CONCAT(&quot;k&quot;; [.B419]));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ustomPointXLocation" table:formula="of:=SUBSTITUTE(SUBSTITUTE(SUBSTITUTE((COM.MICROSOFT.CONCAT(&quot;k&quot;; [.B420]));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YLocation" table:formula="of:=SUBSTITUTE(SUBSTITUTE(SUBSTITUTE((COM.MICROSOFT.CONCAT(&quot;k&quot;; [.B421]));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AddSecondCustomLocation" table:formula="of:=SUBSTITUTE(SUBSTITUTE(SUBSTITUTE((COM.MICROSOFT.CONCAT(&quot;k&quot;; [.B422]));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SecondCustomPointXLocation" table:formula="of:=SUBSTITUTE(SUBSTITUTE(SUBSTITUTE((COM.MICROSOFT.CONCAT(&quot;k&quot;; [.B423]));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YLocation" table:formula="of:=SUBSTITUTE(SUBSTITUTE(SUBSTITUTE((COM.MICROSOFT.CONCAT(&quot;k&quot;; [.B424]));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5]; &quot;::&quot;; [.H425])); &quot; &quot;; &quot;&quot;); &quot;/&quot;; &quot;&quot;); &quot;-&quot;; &quot;&quot;)" table:style-name="ce11">
            <text:p>Profile::Ordering</text:p>
          </table:table-cell>
          <table:table-cell office:value-type="string" office:string-value="kRegionOrder" table:formula="of:=SUBSTITUTE(SUBSTITUTE(SUBSTITUTE((COM.MICROSOFT.CONCAT(&quot;k&quot;; [.B425]));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versePerimeterDirection" table:formula="of:=SUBSTITUTE(SUBSTITUTE(SUBSTITUTE((COM.MICROSOFT.CONCAT(&quot;k&quot;; [.B426]));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InsetDirection" table:formula="of:=SUBSTITUTE(SUBSTITUTE(SUBSTITUTE((COM.MICROSOFT.CONCAT(&quot;k&quot;; [.B427]));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8]; &quot;::&quot;; [.H428])); &quot; &quot;; &quot;&quot;); &quot;/&quot;; &quot;&quot;); &quot;-&quot;; &quot;&quot;)" table:style-name="ce31">
            <text:p>Profile::LaserScanner</text:p>
          </table:table-cell>
          <table:table-cell office:value-type="string" office:string-value="kEnableLaserScanner" table:formula="of:=SUBSTITUTE(SUBSTITUTE(SUBSTITUTE((COM.MICROSOFT.CONCAT(&quot;k&quot;; [.B428]));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LaserScanSpeed" table:formula="of:=SUBSTITUTE(SUBSTITUTE(SUBSTITUTE((COM.MICROSOFT.CONCAT(&quot;k&quot;; [.B429]));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nerHeightOffset" table:formula="of:=SUBSTITUTE(SUBSTITUTE(SUBSTITUTE((COM.MICROSOFT.CONCAT(&quot;k&quot;; [.B430]));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XOffset" table:formula="of:=SUBSTITUTE(SUBSTITUTE(SUBSTITUTE((COM.MICROSOFT.CONCAT(&quot;k&quot;; [.B431]));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YOffset" table:formula="of:=SUBSTITUTE(SUBSTITUTE(SUBSTITUTE((COM.MICROSOFT.CONCAT(&quot;k&quot;; [.B432]));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 table:formula="of:=SUBSTITUTE(SUBSTITUTE(SUBSTITUTE((COM.MICROSOFT.CONCAT(&quot;k&quot;; [.B433]));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Width" table:formula="of:=SUBSTITUTE(SUBSTITUTE(SUBSTITUTE((COM.MICROSOFT.CONCAT(&quot;k&quot;; [.B434]));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tepDistance" table:formula="of:=SUBSTITUTE(SUBSTITUTE(SUBSTITUTE((COM.MICROSOFT.CONCAT(&quot;k&quot;; [.B435]));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LineResolution" table:formula="of:=SUBSTITUTE(SUBSTITUTE(SUBSTITUTE((COM.MICROSOFT.CONCAT(&quot;k&quot;; [.B436]));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ScannerAxis" table:formula="of:=SUBSTITUTE(SUBSTITUTE(SUBSTITUTE((COM.MICROSOFT.CONCAT(&quot;k&quot;; [.B437]));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InvertLaserHead" table:formula="of:=SUBSTITUTE(SUBSTITUTE(SUBSTITUTE((COM.MICROSOFT.CONCAT(&quot;k&quot;; [.B438]));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BedScan" table:formula="of:=SUBSTITUTE(SUBSTITUTE(SUBSTITUTE((COM.MICROSOFT.CONCAT(&quot;k&quot;; [.B439]));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LayerSkip" table:formula="of:=SUBSTITUTE(SUBSTITUTE(SUBSTITUTE((COM.MICROSOFT.CONCAT(&quot;k&quot;; [.B440]));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ScannerBuffer" table:formula="of:=SUBSTITUTE(SUBSTITUTE(SUBSTITUTE((COM.MICROSOFT.CONCAT(&quot;k&quot;; [.B441]));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BufferDistance" table:formula="of:=SUBSTITUTE(SUBSTITUTE(SUBSTITUTE((COM.MICROSOFT.CONCAT(&quot;k&quot;; [.B442]));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TransmitHeightMap" table:formula="of:=SUBSTITUTE(SUBSTITUTE(SUBSTITUTE((COM.MICROSOFT.CONCAT(&quot;k&quot;; [.B443]));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GlobalScan" table:formula="of:=SUBSTITUTE(SUBSTITUTE(SUBSTITUTE((COM.MICROSOFT.CONCAT(&quot;k&quot;; [.B444]));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OrientationAxis" table:formula="of:=SUBSTITUTE(SUBSTITUTE(SUBSTITUTE((COM.MICROSOFT.CONCAT(&quot;k&quot;; [.B445]));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ngle" table:formula="of:=SUBSTITUTE(SUBSTITUTE(SUBSTITUTE((COM.MICROSOFT.CONCAT(&quot;k&quot;; [.B446]));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CustomOrientationDefinition" table:formula="of:=SUBSTITUTE(SUBSTITUTE(SUBSTITUTE((COM.MICROSOFT.CONCAT(&quot;k&quot;; [.B447]));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AngleA" table:formula="of:=SUBSTITUTE(SUBSTITUTE(SUBSTITUTE((COM.MICROSOFT.CONCAT(&quot;k&quot;; [.B448]));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B" table:formula="of:=SUBSTITUTE(SUBSTITUTE(SUBSTITUTE((COM.MICROSOFT.CONCAT(&quot;k&quot;; [.B449]));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C" table:formula="of:=SUBSTITUTE(SUBSTITUTE(SUBSTITUTE((COM.MICROSOFT.CONCAT(&quot;k&quot;; [.B450]));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1]; &quot;::&quot;; [.H451])); &quot; &quot;; &quot;&quot;); &quot;/&quot;; &quot;&quot;); &quot;-&quot;; &quot;&quot;)" table:style-name="ce53">
            <text:p>Profile::ThermalScanner</text:p>
          </table:table-cell>
          <table:table-cell office:value-type="string" office:string-value="kEnableThermalScanner" table:formula="of:=SUBSTITUTE(SUBSTITUTE(SUBSTITUTE((COM.MICROSOFT.CONCAT(&quot;k&quot;; [.B451]));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ThermalScannerXOffset" table:formula="of:=SUBSTITUTE(SUBSTITUTE(SUBSTITUTE((COM.MICROSOFT.CONCAT(&quot;k&quot;; [.B452]));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YOffset" table:formula="of:=SUBSTITUTE(SUBSTITUTE(SUBSTITUTE((COM.MICROSOFT.CONCAT(&quot;k&quot;; [.B453]));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4]));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MovetoPyrometerLocation" table:formula="of:=SUBSTITUTE(SUBSTITUTE(SUBSTITUTE((COM.MICROSOFT.CONCAT(&quot;k&quot;; [.B455]));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7">
          <table:table-cell office:value-type="string" table:style-name="ce78">
            <text:p>slicing_vector_x</text:p>
          </table:table-cell>
          <table:table-cell office:value-type="string" table:style-name="ce78">
            <text:p>Slicing Vector - X</text:p>
          </table:table-cell>
          <table:table-cell office:value-type="string" table:style-name="ce78">
            <text:p>unitless_float</text:p>
          </table:table-cell>
          <table:table-cell office:value-type="string" table:style-name="ce79">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8"/>
          <table:table-cell office:value-type="float" office:value="0" table:style-name="ce80">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6]; &quot;::&quot;; [.H456])); &quot; &quot;; &quot;&quot;); &quot;/&quot;; &quot;&quot;); &quot;-&quot;; &quot;&quot;)" table:style-name="ce78">
            <text:p>Profile::SlicingVector</text:p>
          </table:table-cell>
          <table:table-cell office:value-type="string" office:string-value="kSlicingVectorX" table:formula="of:=SUBSTITUTE(SUBSTITUTE(SUBSTITUTE((COM.MICROSOFT.CONCAT(&quot;k&quot;; [.B456])); &quot; &quot;; &quot;&quot;); &quot;/&quot;; &quot;&quot;); &quot;-&quot;; &quot;&quot;)" table:style-name="ce78">
            <text:p>kSlicingVectorX</text:p>
          </table:table-cell>
          <table:table-cell table:style-name="ce78"/>
          <table:table-cell office:value-type="string" table:style-name="ce78">
            <text:p>false</text:p>
          </table:table-cell>
          <table:table-cell table:number-columns-repeated="16371" table:style-name="ce1"/>
        </table:table-row>
        <table:table-row table:style-name="ro7">
          <table:table-cell office:value-type="string" table:style-name="ce78">
            <text:p>slicing_vector_y</text:p>
          </table:table-cell>
          <table:table-cell office:value-type="string" table:style-name="ce78">
            <text:p>Slicing Vector - Y</text:p>
          </table:table-cell>
          <table:table-cell office:value-type="string" table:style-name="ce78">
            <text:p>unitless_float</text:p>
          </table:table-cell>
          <table:table-cell office:value-type="string" table:style-name="ce79">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8"/>
          <table:table-cell office:value-type="float" office:value="0" table:style-name="ce80">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7]; &quot;::&quot;; [.H457])); &quot; &quot;; &quot;&quot;); &quot;/&quot;; &quot;&quot;); &quot;-&quot;; &quot;&quot;)" table:style-name="ce78">
            <text:p>Profile::SlicingVector</text:p>
          </table:table-cell>
          <table:table-cell office:value-type="string" office:string-value="kSlicingVectorY" table:formula="of:=SUBSTITUTE(SUBSTITUTE(SUBSTITUTE((COM.MICROSOFT.CONCAT(&quot;k&quot;; [.B457])); &quot; &quot;; &quot;&quot;); &quot;/&quot;; &quot;&quot;); &quot;-&quot;; &quot;&quot;)" table:style-name="ce78">
            <text:p>kSlicingVectorY</text:p>
          </table:table-cell>
          <table:table-cell table:style-name="ce78"/>
          <table:table-cell office:value-type="string" table:style-name="ce78">
            <text:p>false</text:p>
          </table:table-cell>
          <table:table-cell table:number-columns-repeated="16371" table:style-name="ce1"/>
        </table:table-row>
        <table:table-row table:style-name="ro7">
          <table:table-cell office:value-type="string" table:style-name="ce78">
            <text:p>slicing_vector_z</text:p>
          </table:table-cell>
          <table:table-cell office:value-type="string" table:style-name="ce78">
            <text:p>Slicing Vector - Z</text:p>
          </table:table-cell>
          <table:table-cell office:value-type="string" table:style-name="ce78">
            <text:p>unitless_float</text:p>
          </table:table-cell>
          <table:table-cell office:value-type="string" table:style-name="ce79">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8"/>
          <table:table-cell office:value-type="float" office:value="1" table:style-name="ce80">
            <text:p>1</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8]; &quot;::&quot;; [.H458])); &quot; &quot;; &quot;&quot;); &quot;/&quot;; &quot;&quot;); &quot;-&quot;; &quot;&quot;)" table:style-name="ce78">
            <text:p>Profile::SlicingVector</text:p>
          </table:table-cell>
          <table:table-cell office:value-type="string" office:string-value="kSlicingVectorZ" table:formula="of:=SUBSTITUTE(SUBSTITUTE(SUBSTITUTE((COM.MICROSOFT.CONCAT(&quot;k&quot;; [.B458])); &quot; &quot;; &quot;&quot;); &quot;/&quot;; &quot;&quot;); &quot;-&quot;; &quot;&quot;)" table:style-name="ce78">
            <text:p>kSlicingVectorZ</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59]; &quot;::&quot;; [.H459])); &quot; &quot;; &quot;&quot;); &quot;/&quot;; &quot;&quot;); &quot;-&quot;; &quot;&quot;)" table:style-name="ce81">
            <text:p>Experimental::PrinterConfiguration</text:p>
          </table:table-cell>
          <table:table-cell office:value-type="string" office:string-value="kSlicerType" table:formula="of:=SUBSTITUTE(SUBSTITUTE(SUBSTITUTE((COM.MICROSOFT.CONCAT(&quot;k&quot;; [.B459]));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0]; &quot;::&quot;; [.H460])); &quot; &quot;; &quot;&quot;); &quot;/&quot;; &quot;&quot;); &quot;-&quot;; &quot;&quot;)" table:style-name="ce81">
            <text:p>Experimental::PrinterConfiguration</text:p>
          </table:table-cell>
          <table:table-cell office:value-type="string" office:string-value="kLayerOrdering" table:formula="of:=SUBSTITUTE(SUBSTITUTE(SUBSTITUTE((COM.MICROSOFT.CONCAT(&quot;k&quot;; [.B460]));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2]; &quot;::&quot;; [.H46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2]));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3]; &quot;::&quot;; [.H463])); &quot; &quot;; &quot;&quot;); &quot;/&quot;; &quot;&quot;); &quot;-&quot;; &quot;&quot;)" table:style-name="ce21">
            <text:p>Experimental::SinglePath</text:p>
          </table:table-cell>
          <table:table-cell office:value-type="string" office:string-value="kEnableBridgeExclusion" table:formula="of:=SUBSTITUTE(SUBSTITUTE(SUBSTITUTE((COM.MICROSOFT.CONCAT(&quot;k&quot;; [.B463]));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Zippering" table:formula="of:=SUBSTITUTE(SUBSTITUTE(SUBSTITUTE((COM.MICROSOFT.CONCAT(&quot;k&quot;; [.B464]));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5]));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CornerExclusionDistance" table:formula="of:=SUBSTITUTE(SUBSTITUTE(SUBSTITUTE((COM.MICROSOFT.CONCAT(&quot;k&quot;; [.B466]));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MaxBridgeBeads" table:formula="of:=SUBSTITUTE(SUBSTITUTE(SUBSTITUTE((COM.MICROSOFT.CONCAT(&quot;k&quot;; [.B467]));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MinBridgeSeparation" table:formula="of:=SUBSTITUTE(SUBSTITUTE(SUBSTITUTE((COM.MICROSOFT.CONCAT(&quot;k&quot;; [.B468]));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69]; &quot;::&quot;; [.H469])); &quot; &quot;; &quot;&quot;); &quot;/&quot;; &quot;&quot;); &quot;-&quot;; &quot;&quot;)" table:style-name="ce53">
            <text:p>Experimental::RPBFSlicing</text:p>
          </table:table-cell>
          <table:table-cell office:value-type="string" office:string-value="kEnableSectorOffsetting" table:formula="of:=SUBSTITUTE(SUBSTITUTE(SUBSTITUTE((COM.MICROSOFT.CONCAT(&quot;k&quot;; [.B469]));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0]; &quot;::&quot;; [.H470])); &quot; &quot;; &quot;&quot;); &quot;/&quot;; &quot;&quot;); &quot;-&quot;; &quot;&quot;)" table:style-name="ce53">
            <text:p>Experimental::RPBFSlicing</text:p>
          </table:table-cell>
          <table:table-cell office:value-type="string" office:string-value="kSectorSize" table:formula="of:=SUBSTITUTE(SUBSTITUTE(SUBSTITUTE((COM.MICROSOFT.CONCAT(&quot;k&quot;; [.B470]));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SectorOverlap" table:formula="of:=SUBSTITUTE(SUBSTITUTE(SUBSTITUTE((COM.MICROSOFT.CONCAT(&quot;k&quot;; [.B471]));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EnableSectorStagger" table:formula="of:=SUBSTITUTE(SUBSTITUTE(SUBSTITUTE((COM.MICROSOFT.CONCAT(&quot;k&quot;; [.B472]));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StaggerAngle" table:formula="of:=SUBSTITUTE(SUBSTITUTE(SUBSTITUTE((COM.MICROSOFT.CONCAT(&quot;k&quot;; [.B473]));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ClockingAngle" table:formula="of:=SUBSTITUTE(SUBSTITUTE(SUBSTITUTE((COM.MICROSOFT.CONCAT(&quot;k&quot;; [.B474]));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EnableRadialSplit" table:formula="of:=SUBSTITUTE(SUBSTITUTE(SUBSTITUTE((COM.MICROSOFT.CONCAT(&quot;k&quot;; [.B475]));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5">
            <text:p>enable_multi_nozzle</text:p>
          </table:table-cell>
          <table:table-cell office:value-type="string" table:style-name="ce85">
            <text:p>Enable Multiple Nozzles</text:p>
          </table:table-cell>
          <table:table-cell office:value-type="string" table:style-name="ce85">
            <text:p>boolean</text:p>
          </table:table-cell>
          <table:table-cell office:value-type="string" table:style-name="ce85">
            <text:p>Enables options for experimental multi-nozzle features</text:p>
          </table:table-cell>
          <table:table-cell table:number-columns-repeated="2"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6]; &quot;::&quot;; [.H476])); &quot; &quot;; &quot;&quot;); &quot;/&quot;; &quot;&quot;); &quot;-&quot;; &quot;&quot;)" table:style-name="ce85">
            <text:p>Experimental::MultiNozzle</text:p>
          </table:table-cell>
          <table:table-cell office:value-type="string" office:string-value="kEnableMultipleNozzles" table:formula="of:=SUBSTITUTE(SUBSTITUTE(SUBSTITUTE((COM.MICROSOFT.CONCAT(&quot;k&quot;; [.B476])); &quot; &quot;; &quot;&quot;); &quot;/&quot;; &quot;&quot;); &quot;-&quot;; &quot;&quot;)" table:style-name="ce85">
            <text:p>kEnableMultiple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count</text:p>
          </table:table-cell>
          <table:table-cell office:value-type="string" table:style-name="ce85">
            <text:p>Number of Nozzles</text:p>
          </table:table-cell>
          <table:table-cell office:value-type="string" table:style-name="ce85">
            <text:p>positive_int</text:p>
          </table:table-cell>
          <table:table-cell office:value-type="string" table:style-name="ce85">
            <text:p>The number of nozzles available</text:p>
          </table:table-cell>
          <table:table-cell office:value-type="string" table:style-name="ce85">
            <text:p>{"enable_multi_nozzle": true}</text:p>
          </table:table-cell>
          <table:table-cell table:style-name="ce85"/>
          <table:table-cell office:value-type="float" office:value="1" table:style-name="ce87">
            <text:p>1</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7]; &quot;::&quot;; [.H477])); &quot; &quot;; &quot;&quot;); &quot;/&quot;; &quot;&quot;); &quot;-&quot;; &quot;&quot;)" table:style-name="ce85">
            <text:p>Experimental::MultiNozzle</text:p>
          </table:table-cell>
          <table:table-cell office:value-type="string" office:string-value="kNumberofNozzles" table:formula="of:=SUBSTITUTE(SUBSTITUTE(SUBSTITUTE((COM.MICROSOFT.CONCAT(&quot;k&quot;; [.B477])); &quot; &quot;; &quot;&quot;); &quot;/&quot;; &quot;&quot;); &quot;-&quot;; &quot;&quot;)" table:style-name="ce85">
            <text:p>kNumberof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x</text:p>
          </table:table-cell>
          <table:table-cell office:value-type="string" table:style-name="ce85">
            <text:p>Nozzle Offset X</text:p>
          </table:table-cell>
          <table:table-cell office:value-type="string" table:style-name="ce85">
            <text:p>distance</text:p>
          </table:table-cell>
          <table:table-cell office:value-type="string" table:style-name="ce85">
            <text:p>X-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8]; &quot;::&quot;; [.H478])); &quot; &quot;; &quot;&quot;); &quot;/&quot;; &quot;&quot;); &quot;-&quot;; &quot;&quot;)" table:style-name="ce85">
            <text:p>Experimental::MultiNozzle</text:p>
          </table:table-cell>
          <table:table-cell office:value-type="string" office:string-value="kNozzleOffsetX" table:formula="of:=SUBSTITUTE(SUBSTITUTE(SUBSTITUTE((COM.MICROSOFT.CONCAT(&quot;k&quot;; [.B478])); &quot; &quot;; &quot;&quot;); &quot;/&quot;; &quot;&quot;); &quot;-&quot;; &quot;&quot;)" table:style-name="ce85">
            <text:p>kNozzleOffsetX</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y</text:p>
          </table:table-cell>
          <table:table-cell office:value-type="string" table:style-name="ce85">
            <text:p>Nozzle Offset Y</text:p>
          </table:table-cell>
          <table:table-cell office:value-type="string" table:style-name="ce85">
            <text:p>distance</text:p>
          </table:table-cell>
          <table:table-cell office:value-type="string" table:style-name="ce85">
            <text:p>Y-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9]; &quot;::&quot;; [.H479])); &quot; &quot;; &quot;&quot;); &quot;/&quot;; &quot;&quot;); &quot;-&quot;; &quot;&quot;)" table:style-name="ce85">
            <text:p>Experimental::MultiNozzle</text:p>
          </table:table-cell>
          <table:table-cell office:value-type="string" office:string-value="kNozzleOffsetY" table:formula="of:=SUBSTITUTE(SUBSTITUTE(SUBSTITUTE((COM.MICROSOFT.CONCAT(&quot;k&quot;; [.B479])); &quot; &quot;; &quot;&quot;); &quot;/&quot;; &quot;&quot;); &quot;-&quot;; &quot;&quot;)" table:style-name="ce85">
            <text:p>kNozzleOffse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z</text:p>
          </table:table-cell>
          <table:table-cell office:value-type="string" table:style-name="ce85">
            <text:p>Nozzle Offset Z</text:p>
          </table:table-cell>
          <table:table-cell office:value-type="string" table:style-name="ce85">
            <text:p>distance</text:p>
          </table:table-cell>
          <table:table-cell office:value-type="string" table:style-name="ce85">
            <text:p>Z-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0]; &quot;::&quot;; [.H480])); &quot; &quot;; &quot;&quot;); &quot;/&quot;; &quot;&quot;); &quot;-&quot;; &quot;&quot;)" table:style-name="ce85">
            <text:p>Experimental::MultiNozzle</text:p>
          </table:table-cell>
          <table:table-cell office:value-type="string" office:string-value="kNozzleOffsetZ" table:formula="of:=SUBSTITUTE(SUBSTITUTE(SUBSTITUTE((COM.MICROSOFT.CONCAT(&quot;k&quot;; [.B480])); &quot; &quot;; &quot;&quot;); &quot;/&quot;; &quot;&quot;); &quot;-&quot;; &quot;&quot;)" table:style-name="ce85">
            <text:p>kNozzleOffsetZ</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material</text:p>
          </table:table-cell>
          <table:table-cell office:value-type="string" table:style-name="ce85">
            <text:p>Nozzle Material</text:p>
          </table:table-cell>
          <table:table-cell office:value-type="string" table:style-name="ce85">
            <text:p>number</text:p>
          </table:table-cell>
          <table:table-cell office:value-type="string" table:style-name="ce85">
            <text:p>Material type used in nozzle</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1]; &quot;::&quot;; [.H481])); &quot; &quot;; &quot;&quot;); &quot;/&quot;; &quot;&quot;); &quot;-&quot;; &quot;&quot;)" table:style-name="ce85">
            <text:p>Experimental::MultiNozzle</text:p>
          </table:table-cell>
          <table:table-cell office:value-type="string" office:string-value="kNozzleMaterial" table:formula="of:=SUBSTITUTE(SUBSTITUTE(SUBSTITUTE((COM.MICROSOFT.CONCAT(&quot;k&quot;; [.B481])); &quot; &quot;; &quot;&quot;); &quot;/&quot;; &quot;&quot;); &quot;-&quot;; &quot;&quot;)" table:style-name="ce85">
            <text:p>kNozzle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tli_nozzle_multi_material</text:p>
          </table:table-cell>
          <table:table-cell office:value-type="string" table:style-name="ce85">
            <text:p>Enable Multiple Nozzles with Multi-Material</text:p>
          </table:table-cell>
          <table:table-cell office:value-type="string" table:style-name="ce85">
            <text:p>boolean</text:p>
          </table:table-cell>
          <table:table-cell office:value-type="string" table:style-name="ce85">
            <text:p>If selected, segments of different materials will be printed with different nozzles</text:p>
          </table:table-cell>
          <table:table-cell office:value-type="string" table:style-name="ce85">
            <text:p>{ "AND" : [ {"enable_multi_nozzle": true} , {"AND": [{"NOT":[{"nozzle_count": 1}]},{"enable_multi_material": true}]}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2]; &quot;::&quot;; [.H482])); &quot; &quot;; &quot;&quot;); &quot;/&quot;; &quot;&quot;); &quot;-&quot;; &quot;&quot;)" table:style-name="ce85">
            <text:p>Experimental::MultiNozzle</text:p>
          </table:table-cell>
          <table:table-cell office:value-type="string" office:string-value="kEnableMultipleNozzleswithMultiMaterial" table:formula="of:=SUBSTITUTE(SUBSTITUTE(SUBSTITUTE((COM.MICROSOFT.CONCAT(&quot;k&quot;; [.B482])); &quot; &quot;; &quot;&quot;); &quot;/&quot;; &quot;&quot;); &quot;-&quot;; &quot;&quot;)" table:style-name="ce85">
            <text:p>kEnableMultipleNozzleswithMulti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duplicate_path_removal</text:p>
          </table:table-cell>
          <table:table-cell office:value-type="string" table:style-name="ce85">
            <text:p>Remove Duplicate Paths</text:p>
          </table:table-cell>
          <table:table-cell office:value-type="string" table:style-name="ce85">
            <text:p>boolean</text:p>
          </table:table-cell>
          <table:table-cell office:value-type="string" table:style-name="ce85">
            <text:p>Removes duplicate paths if the paths can be printed simultaneously by multiple nozzles</text:p>
          </table:table-cell>
          <table:table-cell office:value-type="string" table:style-name="ce85">
            <text:p>{ "AND" : [ {"enable_multi_nozzle": true} , {"NOT":[{"nozzle_count": 1}]}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3]; &quot;::&quot;; [.H483])); &quot; &quot;; &quot;&quot;); &quot;/&quot;; &quot;&quot;); &quot;-&quot;; &quot;&quot;)" table:style-name="ce85">
            <text:p>Experimental::MultiNozzle</text:p>
          </table:table-cell>
          <table:table-cell office:value-type="string" office:string-value="kRemoveDuplicatePaths" table:formula="of:=SUBSTITUTE(SUBSTITUTE(SUBSTITUTE((COM.MICROSOFT.CONCAT(&quot;k&quot;; [.B483])); &quot; &quot;; &quot;&quot;); &quot;/&quot;; &quot;&quot;); &quot;-&quot;; &quot;&quot;)" table:style-name="ce85">
            <text:p>kRemoveDuplicatePath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uplicate_path_similarity</text:p>
          </table:table-cell>
          <table:table-cell office:value-type="string" table:style-name="ce85">
            <text:p>Duplicate Path Similarity</text:p>
          </table:table-cell>
          <table:table-cell office:value-type="string" table:style-name="ce85">
            <text:p>percentage100</text:p>
          </table:table-cell>
          <table:table-cell office:value-type="string" table:style-name="ce85">
            <text:p>Percent similarity required for paths to be considered duplicates</text:p>
          </table:table-cell>
          <table:table-cell office:value-type="string" table:style-name="ce85">
            <text:p>{ "AND" : [ {"enable_multi_nozzle": true} , {"enable_duplicate_path_removal": true}] }</text:p>
          </table:table-cell>
          <table:table-cell table:style-name="ce85"/>
          <table:table-cell office:value-type="float" office:value="98" table:style-name="ce87">
            <text:p>98</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4]; &quot;::&quot;; [.H484])); &quot; &quot;; &quot;&quot;); &quot;/&quot;; &quot;&quot;); &quot;-&quot;; &quot;&quot;)" table:style-name="ce85">
            <text:p>Experimental::MultiNozzle</text:p>
          </table:table-cell>
          <table:table-cell office:value-type="string" office:string-value="kDuplicatePathSimilarity" table:formula="of:=SUBSTITUTE(SUBSTITUTE(SUBSTITUTE((COM.MICROSOFT.CONCAT(&quot;k&quot;; [.B484])); &quot; &quot;; &quot;&quot;); &quot;/&quot;; &quot;&quot;); &quot;-&quot;; &quot;&quot;)" table:style-name="ce85">
            <text:p>kDuplicatePathSimilari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indpendent_nozzles</text:p>
          </table:table-cell>
          <table:table-cell office:value-type="string" table:style-name="ce85">
            <text:p>Enable Independent Nozzles</text:p>
          </table:table-cell>
          <table:table-cell office:value-type="string" table:style-name="ce85">
            <text:p>boolean</text:p>
          </table:table-cell>
          <table:table-cell office:value-type="string" table:style-name="ce85">
            <text:p>Enables optimizations for multiple independent extruders</text:p>
          </table:table-cell>
          <table:table-cell office:value-type="string" table:style-name="ce85">
            <text:p>{"enable_multi_nozzle": true}</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5]; &quot;::&quot;; [.H485])); &quot; &quot;; &quot;&quot;); &quot;/&quot;; &quot;&quot;); &quot;-&quot;; &quot;&quot;)" table:style-name="ce85">
            <text:p>Experimental::MultiNozzle</text:p>
          </table:table-cell>
          <table:table-cell office:value-type="string" office:string-value="kEnableIndependentNozzles" table:formula="of:=SUBSTITUTE(SUBSTITUTE(SUBSTITUTE((COM.MICROSOFT.CONCAT(&quot;k&quot;; [.B485])); &quot; &quot;; &quot;&quot;); &quot;/&quot;; &quot;&quot;); &quot;-&quot;; &quot;&quot;)" table:style-name="ce85">
            <text:p>kEnableIndependent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independent_nozzle_optimizer</text:p>
          </table:table-cell>
          <table:table-cell office:value-type="string" table:style-name="ce85">
            <text:p>Independent Nozzle Assignment Method</text:p>
          </table:table-cell>
          <table:table-cell office:value-type="string" table:style-name="ce85">
            <text:p>enumeration</text:p>
          </table:table-cell>
          <table:table-cell office:value-type="string" table:style-name="ce85">
            <text:p>Method to use for assigning islands to nozzles</text:p>
          </table:table-cell>
          <table:table-cell office:value-type="string" table:style-name="ce85">
            <text:p>{ "AND": [ {"enable_multi_nozzle":true}, {"enable_indpendent_nozzles":true}]}</text:p>
          </table:table-cell>
          <table:table-cell office:value-type="string" table:style-name="ce85">
            <text:p>X Location, Y Location, Area</text:p>
          </table:table-cell>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6]; &quot;::&quot;; [.H486])); &quot; &quot;; &quot;&quot;); &quot;/&quot;; &quot;&quot;); &quot;-&quot;; &quot;&quot;)" table:style-name="ce85">
            <text:p>Experimental::MultiNozzle</text:p>
          </table:table-cell>
          <table:table-cell office:value-type="string" office:string-value="kIndependentNozzleAssignmentMethod" table:formula="of:=SUBSTITUTE(SUBSTITUTE(SUBSTITUTE((COM.MICROSOFT.CONCAT(&quot;k&quot;; [.B486])); &quot; &quot;; &quot;&quot;); &quot;/&quot;; &quot;&quot;); &quot;-&quot;; &quot;&quot;)" table:style-name="ce85">
            <text:p>kIndependentNozzleAssignmentMethod</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8">
            <text:p>disable_visualization</text:p>
          </table:table-cell>
          <table:table-cell office:value-type="string" table:style-name="ce88">
            <text:p>Disable Visualization</text:p>
          </table:table-cell>
          <table:table-cell office:value-type="string" table:style-name="ce88">
            <text:p>boolean</text:p>
          </table:table-cell>
          <table:table-cell office:value-type="string" table:style-name="ce88">
            <text:p>Enables/disables 3D visualization of gcode</text:p>
          </table:table-cell>
          <table:table-cell table:number-columns-repeated="2" table:style-name="ce88"/>
          <table:table-cell office:value-type="string" table:style-name="ce89">
            <text:p>false</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7]; &quot;::&quot;; [.H487])); &quot; &quot;; &quot;&quot;); &quot;/&quot;; &quot;&quot;); &quot;-&quot;; &quot;&quot;)" table:style-name="ce88">
            <text:p>Experimental::Visualization</text:p>
          </table:table-cell>
          <table:table-cell office:value-type="string" office:string-value="kDisableVisualization" table:formula="of:=SUBSTITUTE(SUBSTITUTE(SUBSTITUTE((COM.MICROSOFT.CONCAT(&quot;k&quot;; [.B487])); &quot; &quot;; &quot;&quot;); &quot;/&quot;; &quot;&quot;); &quot;-&quot;; &quot;&quot;)" table:style-name="ce88">
            <text:p>kDisableVisualization</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visualization_layer_skip</text:p>
          </table:table-cell>
          <table:table-cell office:value-type="string" table:style-name="ce88">
            <text:p>Visualization Layer Skip</text:p>
          </table:table-cell>
          <table:table-cell office:value-type="string" table:style-name="ce88">
            <text:p>positive_int</text:p>
          </table:table-cell>
          <table:table-cell office:value-type="string" table:style-name="ce88">
            <text:p>Specifies a layer multiple to skip (ex: 1 = visualize every layer, 2 = visualize every 2nd layer, etc.)</text:p>
          </table:table-cell>
          <table:table-cell office:value-type="string" table:style-name="ce88">
            <text:p>{"disable_visualization": false}</text:p>
          </table:table-cell>
          <table:table-cell table:style-name="ce88"/>
          <table:table-cell office:value-type="float" office:value="1" table:style-name="ce90">
            <text:p>1</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8]; &quot;::&quot;; [.H488])); &quot; &quot;; &quot;&quot;); &quot;/&quot;; &quot;&quot;); &quot;-&quot;; &quot;&quot;)" table:style-name="ce88">
            <text:p>Experimental::Visualization</text:p>
          </table:table-cell>
          <table:table-cell office:value-type="string" office:string-value="kVisualizationLayerSkip" table:formula="of:=SUBSTITUTE(SUBSTITUTE(SUBSTITUTE((COM.MICROSOFT.CONCAT(&quot;k&quot;; [.B488])); &quot; &quot;; &quot;&quot;); &quot;/&quot;; &quot;&quot;); &quot;-&quot;; &quot;&quot;)" table:style-name="ce88">
            <text:p>kVisualizationLayerSkip</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trajectory_angle_slow_down</text:p>
          </table:table-cell>
          <table:table-cell office:value-type="string" table:style-name="ce92">
            <text:p>Enable<text:span text:style-name="T2"><text:s/></text:span>Trajectory<text:span text:style-name="T2"><text:s/></text:span>Auto<text:span text:style-name="T2"><text:s/></text:span>Speed<text:span text:style-name="T2"><text:s/></text:span>Ramping</text:p>
          </table:table-cell>
          <table:table-cell office:value-type="string" table:style-name="ce92">
            <text:p>boolean</text:p>
          </table:table-cell>
          <table:table-cell office:value-type="string" table:style-name="ce92">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1"/>
          <table:table-cell office:value-type="string" table:style-name="ce93">
            <text:p>false</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89]; &quot;::&quot;; [.H489])); &quot; &quot;; &quot;&quot;); &quot;/&quot;; &quot;&quot;); &quot;-&quot;; &quot;&quot;)" table:style-name="ce91">
            <text:p>Experimental::AutoSpeedRamping</text:p>
          </table:table-cell>
          <table:table-cell office:value-type="string" office:string-value="kEnableTrajectoryAutoSpeedRamping" table:formula="of:=SUBSTITUTE(SUBSTITUTE(SUBSTITUTE((COM.MICROSOFT.CONCAT(&quot;k&quot;; [.B489])); &quot; &quot;; &quot;&quot;); &quot;/&quot;; &quot;&quot;); &quot;-&quot;; &quot;&quot;)" table:style-name="ce91">
            <text:p>kEnableTrajectoryAutoSpeedRamping</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threshold_slow_down</text:p>
          </table:table-cell>
          <table:table-cell office:value-type="string" table:style-name="ce91">
            <text:p>Angle Threshold</text:p>
          </table:table-cell>
          <table:table-cell office:value-type="string" table:style-name="ce91">
            <text:p>angle</text:p>
          </table:table-cell>
          <table:table-cell office:value-type="string" table:style-name="ce91">
            <text:p>Based on the threshold for change in angle of trajectory, will ramp speed for a certain distance on a path segment</text:p>
          </table:table-cell>
          <table:table-cell office:value-type="string" table:style-name="ce91">
            <text:p>{"trajectory_angle_slow_down": true}</text:p>
          </table:table-cell>
          <table:table-cell table:style-name="ce91"/>
          <table:table-cell office:value-type="float" office:value="2.3561999999999999" table:style-name="ce91">
            <text:p>2.3562</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0]; &quot;::&quot;; [.H490])); &quot; &quot;; &quot;&quot;); &quot;/&quot;; &quot;&quot;); &quot;-&quot;; &quot;&quot;)" table:style-name="ce91">
            <text:p>Experimental::AutoSpeedRamping</text:p>
          </table:table-cell>
          <table:table-cell office:value-type="string" office:string-value="kAngleThreshold" table:formula="of:=SUBSTITUTE(SUBSTITUTE(SUBSTITUTE((COM.MICROSOFT.CONCAT(&quot;k&quot;; [.B490])); &quot; &quot;; &quot;&quot;); &quot;/&quot;; &quot;&quot;); &quot;-&quot;; &quot;&quot;)" table:style-name="ce91">
            <text:p>kAngleThreshol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low_down</text:p>
          </table:table-cell>
          <table:table-cell office:value-type="string" table:style-name="ce91">
            <text:p>Min Ramp Down Distance</text:p>
          </table:table-cell>
          <table:table-cell office:value-type="string" table:style-name="ce91">
            <text:p>distance</text:p>
          </table:table-cell>
          <table:table-cell office:value-type="string" table:style-name="ce91">
            <text:p>Distance for the Auto Speed Ramp Down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1]; &quot;::&quot;; [.H491])); &quot; &quot;; &quot;&quot;); &quot;/&quot;; &quot;&quot;); &quot;-&quot;; &quot;&quot;)" table:style-name="ce91">
            <text:p>Experimental::AutoSpeedRamping</text:p>
          </table:table-cell>
          <table:table-cell office:value-type="string" office:string-value="kMinRampDownDistance" table:formula="of:=SUBSTITUTE(SUBSTITUTE(SUBSTITUTE((COM.MICROSOFT.CONCAT(&quot;k&quot;; [.B491])); &quot; &quot;; &quot;&quot;); &quot;/&quot;; &quot;&quot;); &quot;-&quot;; &quot;&quot;)" table:style-name="ce91">
            <text:p>kMinRampDown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peed_up</text:p>
          </table:table-cell>
          <table:table-cell office:value-type="string" table:style-name="ce91">
            <text:p>Min Ramp Up Distance</text:p>
          </table:table-cell>
          <table:table-cell office:value-type="string" table:style-name="ce91">
            <text:p>distance</text:p>
          </table:table-cell>
          <table:table-cell office:value-type="string" table:style-name="ce91">
            <text:p>Distance for the Auto Speed Ramp Up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2]; &quot;::&quot;; [.H492])); &quot; &quot;; &quot;&quot;); &quot;/&quot;; &quot;&quot;); &quot;-&quot;; &quot;&quot;)" table:style-name="ce91">
            <text:p>Experimental::AutoSpeedRamping</text:p>
          </table:table-cell>
          <table:table-cell office:value-type="string" office:string-value="kMinRampUpDistance" table:formula="of:=SUBSTITUTE(SUBSTITUTE(SUBSTITUTE((COM.MICROSOFT.CONCAT(&quot;k&quot;; [.B492])); &quot; &quot;; &quot;&quot;); &quot;/&quot;; &quot;&quot;); &quot;-&quot;; &quot;&quot;)" table:style-name="ce91">
            <text:p>kMinRampUp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slow_down</text:p>
          </table:table-cell>
          <table:table-cell office:value-type="string" table:style-name="ce91">
            <text:p>Ramping Down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3]; &quot;::&quot;; [.H493])); &quot; &quot;; &quot;&quot;); &quot;/&quot;; &quot;&quot;); &quot;-&quot;; &quot;&quot;)" table:style-name="ce91">
            <text:p>Experimental::AutoSpeedRamping</text:p>
          </table:table-cell>
          <table:table-cell office:value-type="string" office:string-value="kRampingDownSpeed" table:formula="of:=SUBSTITUTE(SUBSTITUTE(SUBSTITUTE((COM.MICROSOFT.CONCAT(&quot;k&quot;; [.B493])); &quot; &quot;; &quot;&quot;); &quot;/&quot;; &quot;&quot;); &quot;-&quot;; &quot;&quot;)" table:style-name="ce91">
            <text:p>kRampingDown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slow_down</text:p>
          </table:table-cell>
          <table:table-cell office:value-type="string" table:style-name="ce91">
            <text:p>Ramping Down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14" table:style-name="ce95">
            <text:p>14.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4]; &quot;::&quot;; [.H494])); &quot; &quot;; &quot;&quot;); &quot;/&quot;; &quot;&quot;); &quot;-&quot;; &quot;&quot;)" table:style-name="ce91">
            <text:p>Experimental::AutoSpeedRamping</text:p>
          </table:table-cell>
          <table:table-cell office:value-type="string" office:string-value="kRampingDownExtruderSpeed" table:formula="of:=SUBSTITUTE(SUBSTITUTE(SUBSTITUTE((COM.MICROSOFT.CONCAT(&quot;k&quot;; [.B494])); &quot; &quot;; &quot;&quot;); &quot;/&quot;; &quot;&quot;); &quot;-&quot;; &quot;&quot;)" table:style-name="ce91">
            <text:p>kRampingDown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up</text:p>
          </table:table-cell>
          <table:table-cell office:value-type="string" table:style-name="ce91">
            <text:p>Ramping Up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50800" table:style-name="ce94">
            <text:p>508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5]; &quot;::&quot;; [.H495])); &quot; &quot;; &quot;&quot;); &quot;/&quot;; &quot;&quot;); &quot;-&quot;; &quot;&quot;)" table:style-name="ce91">
            <text:p>Experimental::AutoSpeedRamping</text:p>
          </table:table-cell>
          <table:table-cell office:value-type="string" office:string-value="kRampingUpSpeed" table:formula="of:=SUBSTITUTE(SUBSTITUTE(SUBSTITUTE((COM.MICROSOFT.CONCAT(&quot;k&quot;; [.B495])); &quot; &quot;; &quot;&quot;); &quot;/&quot;; &quot;&quot;); &quot;-&quot;; &quot;&quot;)" table:style-name="ce91">
            <text:p>kRampingUp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up</text:p>
          </table:table-cell>
          <table:table-cell office:value-type="string" table:style-name="ce91">
            <text:p>Ramping Up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8" table:style-name="ce95">
            <text:p>28.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6]; &quot;::&quot;; [.H496])); &quot; &quot;; &quot;&quot;); &quot;/&quot;; &quot;&quot;); &quot;-&quot;; &quot;&quot;)" table:style-name="ce91">
            <text:p>Experimental::AutoSpeedRamping</text:p>
          </table:table-cell>
          <table:table-cell office:value-type="string" office:string-value="kRampingUpExtruderSpeed" table:formula="of:=SUBSTITUTE(SUBSTITUTE(SUBSTITUTE((COM.MICROSOFT.CONCAT(&quot;k&quot;; [.B496])); &quot; &quot;; &quot;&quot;); &quot;/&quot;; &quot;&quot;); &quot;-&quot;; &quot;&quot;)" table:style-name="ce91">
            <text:p>kRampingUp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6">
            <text:p>wire_feed_enable</text:p>
          </table:table-cell>
          <table:table-cell office:value-type="string" table:style-name="ce96">
            <text:p>Enable Wire Feed Mode</text:p>
          </table:table-cell>
          <table:table-cell office:value-type="string" table:style-name="ce96">
            <text:p>boolean</text:p>
          </table:table-cell>
          <table:table-cell office:value-type="string" table:style-name="ce96">
            <text:p>If selected, wire feed commands will be added to areas identified by settings reg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7]; &quot;::&quot;; [.H497])); &quot; &quot;; &quot;&quot;); &quot;/&quot;; &quot;&quot;); &quot;-&quot;; &quot;&quot;)" table:style-name="ce96">
            <text:p>Experimental::WireFeed</text:p>
          </table:table-cell>
          <table:table-cell office:value-type="string" office:string-value="kEnableWireFeedMode" table:formula="of:=SUBSTITUTE(SUBSTITUTE(SUBSTITUTE((COM.MICROSOFT.CONCAT(&quot;k&quot;; [.B497])); &quot; &quot;; &quot;&quot;); &quot;/&quot;; &quot;&quot;); &quot;-&quot;; &quot;&quot;)" table:style-name="ce96">
            <text:p>kEnableWireFeedMo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setting_region_mesh_split</text:p>
          </table:table-cell>
          <table:table-cell office:value-type="string" table:style-name="ce96">
            <text:p>Enable Setting Region Mesh Split</text:p>
          </table:table-cell>
          <table:table-cell office:value-type="string" table:style-name="ce96">
            <text:p>boolean</text:p>
          </table:table-cell>
          <table:table-cell office:value-type="string" table:style-name="ce96">
            <text:p>If selected, settings regions will split mesh into separate islands before calculating pathing.</text:p>
          </table:table-cell>
          <table:table-cell table:number-columns-repeated="2"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8]; &quot;::&quot;; [.H498])); &quot; &quot;; &quot;&quot;); &quot;/&quot;; &quot;&quot;); &quot;-&quot;; &quot;&quot;)" table:style-name="ce96">
            <text:p>Experimental::WireFeed</text:p>
          </table:table-cell>
          <table:table-cell office:value-type="string" office:string-value="kEnableSettingRegionMeshSplit" table:formula="of:=SUBSTITUTE(SUBSTITUTE(SUBSTITUTE((COM.MICROSOFT.CONCAT(&quot;k&quot;; [.B498])); &quot; &quot;; &quot;&quot;); &quot;/&quot;; &quot;&quot;); &quot;-&quot;; &quot;&quot;)" table:style-name="ce96">
            <text:p>kEnableSettingRegionMeshSpli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wire_feed_initial_travel</text:p>
          </table:table-cell>
          <table:table-cell office:value-type="string" table:style-name="ce96">
            <text:p>Initial Travel Velocity</text:p>
          </table:table-cell>
          <table:table-cell office:value-type="string" table:style-name="ce96">
            <text:p>speed</text:p>
          </table:table-cell>
          <table:table-cell office:value-type="string" table:style-name="ce96">
            <text:p>Velocity for first travel that moves to start of wire feed sequence</text:p>
          </table:table-cell>
          <table:table-cell office:value-type="string" table:style-name="ce96">
            <text:p>{"wire_feed_enable":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9]; &quot;::&quot;; [.H499])); &quot; &quot;; &quot;&quot;); &quot;/&quot;; &quot;&quot;); &quot;-&quot;; &quot;&quot;)" table:style-name="ce96">
            <text:p>Experimental::WireFeed</text:p>
          </table:table-cell>
          <table:table-cell office:value-type="string" office:string-value="kInitialTravelVelocity" table:formula="of:=SUBSTITUTE(SUBSTITUTE(SUBSTITUTE((COM.MICROSOFT.CONCAT(&quot;k&quot;; [.B499])); &quot; &quot;; &quot;&quot;); &quot;/&quot;; &quot;&quot;); &quot;-&quot;; &quot;&quot;)" table:style-name="ce96">
            <text:p>kInitialTravelVelocity</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enable</text:p>
          </table:table-cell>
          <table:table-cell office:value-type="string" table:style-name="ce96">
            <text:p>Enable Anchor</text:p>
          </table:table-cell>
          <table:table-cell office:value-type="string" table:style-name="ce96">
            <text:p>boolean</text:p>
          </table:table-cell>
          <table:table-cell office:value-type="string" table:style-name="ce96">
            <text:p>If selected, anchors will be programmatically generated around designated wire feed locat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0]; &quot;::&quot;; [.H500])); &quot; &quot;; &quot;&quot;); &quot;/&quot;; &quot;&quot;); &quot;-&quot;; &quot;&quot;)" table:style-name="ce96">
            <text:p>Experimental::WireFeed</text:p>
          </table:table-cell>
          <table:table-cell office:value-type="string" office:string-value="kEnableAnchor" table:formula="of:=SUBSTITUTE(SUBSTITUTE(SUBSTITUTE((COM.MICROSOFT.CONCAT(&quot;k&quot;; [.B500])); &quot; &quot;; &quot;&quot;); &quot;/&quot;; &quot;&quot;); &quot;-&quot;; &quot;&quot;)" table:style-name="ce96">
            <text:p>kEnableAnchor</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width</text:p>
          </table:table-cell>
          <table:table-cell office:value-type="string" table:style-name="ce96">
            <text:p>Anchor Width</text:p>
          </table:table-cell>
          <table:table-cell office:value-type="string" table:style-name="ce96">
            <text:p>distance</text:p>
          </table:table-cell>
          <table:table-cell office:value-type="string" table:style-name="ce96">
            <text:p>Width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1]; &quot;::&quot;; [.H501])); &quot; &quot;; &quot;&quot;); &quot;/&quot;; &quot;&quot;); &quot;-&quot;; &quot;&quot;)" table:style-name="ce96">
            <text:p>Experimental::WireFeed</text:p>
          </table:table-cell>
          <table:table-cell office:value-type="string" office:string-value="kAnchorWidth" table:formula="of:=SUBSTITUTE(SUBSTITUTE(SUBSTITUTE((COM.MICROSOFT.CONCAT(&quot;k&quot;; [.B501])); &quot; &quot;; &quot;&quot;); &quot;/&quot;; &quot;&quot;); &quot;-&quot;; &quot;&quot;)" table:style-name="ce96">
            <text:p>kAnchorWidth</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height</text:p>
          </table:table-cell>
          <table:table-cell office:value-type="string" table:style-name="ce96">
            <text:p>Anchor Height</text:p>
          </table:table-cell>
          <table:table-cell office:value-type="string" table:style-name="ce96">
            <text:p>distance</text:p>
          </table:table-cell>
          <table:table-cell office:value-type="string" table:style-name="ce96">
            <text:p>Height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2]; &quot;::&quot;; [.H502])); &quot; &quot;; &quot;&quot;); &quot;/&quot;; &quot;&quot;); &quot;-&quot;; &quot;&quot;)" table:style-name="ce96">
            <text:p>Experimental::WireFeed</text:p>
          </table:table-cell>
          <table:table-cell office:value-type="string" office:string-value="kAnchorHeight" table:formula="of:=SUBSTITUTE(SUBSTITUTE(SUBSTITUTE((COM.MICROSOFT.CONCAT(&quot;k&quot;; [.B502])); &quot; &quot;; &quot;&quot;); &quot;/&quot;; &quot;&quot;); &quot;-&quot;; &quot;&quot;)" table:style-name="ce96">
            <text:p>kAnchorHeight</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left</text:p>
          </table:table-cell>
          <table:table-cell office:value-type="string" table:style-name="ce96">
            <text:p>Anchor Separation Distance (Left Side)</text:p>
          </table:table-cell>
          <table:table-cell office:value-type="string" table:style-name="ce96">
            <text:p>distance</text:p>
          </table:table-cell>
          <table:table-cell office:value-type="string" table:style-name="ce96">
            <text:p>Distance between bounding rectangles of object and first anchor on the lef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3]; &quot;::&quot;; [.H503])); &quot; &quot;; &quot;&quot;); &quot;/&quot;; &quot;&quot;); &quot;-&quot;; &quot;&quot;)" table:style-name="ce96">
            <text:p>Experimental::WireFeed</text:p>
          </table:table-cell>
          <table:table-cell office:value-type="string" office:string-value="kAnchorSeparationDistance(LeftSide)" table:formula="of:=SUBSTITUTE(SUBSTITUTE(SUBSTITUTE((COM.MICROSOFT.CONCAT(&quot;k&quot;; [.B503])); &quot; &quot;; &quot;&quot;); &quot;/&quot;; &quot;&quot;); &quot;-&quot;; &quot;&quot;)" table:style-name="ce96">
            <text:p>kAnchorSeparationDistance(Lef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right</text:p>
          </table:table-cell>
          <table:table-cell office:value-type="string" table:style-name="ce96">
            <text:p>Anchor Separation Distance (Right Side)</text:p>
          </table:table-cell>
          <table:table-cell office:value-type="string" table:style-name="ce96">
            <text:p>distance</text:p>
          </table:table-cell>
          <table:table-cell office:value-type="string" table:style-name="ce96">
            <text:p>Distance between bounding rectangles of object and second anchor on the righ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4]; &quot;::&quot;; [.H504])); &quot; &quot;; &quot;&quot;); &quot;/&quot;; &quot;&quot;); &quot;-&quot;; &quot;&quot;)" table:style-name="ce96">
            <text:p>Experimental::WireFeed</text:p>
          </table:table-cell>
          <table:table-cell office:value-type="string" office:string-value="kAnchorSeparationDistance(RightSide)" table:formula="of:=SUBSTITUTE(SUBSTITUTE(SUBSTITUTE((COM.MICROSOFT.CONCAT(&quot;k&quot;; [.B504])); &quot; &quot;; &quot;&quot;); &quot;/&quot;; &quot;&quot;); &quot;-&quot;; &quot;&quot;)" table:style-name="ce96">
            <text:p>kAnchorSeparationDistance(Righ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cutoff_distance</text:p>
          </table:table-cell>
          <table:table-cell office:value-type="string" table:style-name="ce96">
            <text:p>Wire Cutoff Distance</text:p>
          </table:table-cell>
          <table:table-cell office:value-type="string" table:style-name="ce96">
            <text:p>distance</text:p>
          </table:table-cell>
          <table:table-cell office:value-type="string" table:style-name="ce96">
            <text:p>Distance from the end of the path when wire feed is disabled.</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5]; &quot;::&quot;; [.H505])); &quot; &quot;; &quot;&quot;); &quot;/&quot;; &quot;&quot;); &quot;-&quot;; &quot;&quot;)" table:style-name="ce96">
            <text:p>Experimental::WireFeed</text:p>
          </table:table-cell>
          <table:table-cell office:value-type="string" office:string-value="kWireCutoffDistance" table:formula="of:=SUBSTITUTE(SUBSTITUTE(SUBSTITUTE((COM.MICROSOFT.CONCAT(&quot;k&quot;; [.B505])); &quot; &quot;; &quot;&quot;); &quot;/&quot;; &quot;&quot;); &quot;-&quot;; &quot;&quot;)" table:style-name="ce96">
            <text:p>kWireCutoff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stickout_distance</text:p>
          </table:table-cell>
          <table:table-cell office:value-type="string" table:style-name="ce96">
            <text:p>Wire Stickout Distance</text:p>
          </table:table-cell>
          <table:table-cell office:value-type="string" table:style-name="ce96">
            <text:p>distance</text:p>
          </table:table-cell>
          <table:table-cell office:value-type="string" table:style-name="ce96">
            <text:p>Length of wire to extrude before turning the polymer extruder on.</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6]; &quot;::&quot;; [.H506])); &quot; &quot;; &quot;&quot;); &quot;/&quot;; &quot;&quot;); &quot;-&quot;; &quot;&quot;)" table:style-name="ce96">
            <text:p>Experimental::WireFeed</text:p>
          </table:table-cell>
          <table:table-cell office:value-type="string" office:string-value="kWireStickoutDistance" table:formula="of:=SUBSTITUTE(SUBSTITUTE(SUBSTITUTE((COM.MICROSOFT.CONCAT(&quot;k&quot;; [.B506])); &quot; &quot;; &quot;&quot;); &quot;/&quot;; &quot;&quot;); &quot;-&quot;; &quot;&quot;)" table:style-name="ce96">
            <text:p>kWireStickou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prestart_distance</text:p>
          </table:table-cell>
          <table:table-cell office:value-type="string" table:style-name="ce96">
            <text:p>Wire Prestart Distance</text:p>
          </table:table-cell>
          <table:table-cell office:value-type="string" table:style-name="ce96">
            <text:p>distance</text:p>
          </table:table-cell>
          <table:table-cell office:value-type="string" table:style-name="ce96">
            <text:p>Length of wire to extrude to establish wire feed in bead at start.</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7]; &quot;::&quot;; [.H507])); &quot; &quot;; &quot;&quot;); &quot;/&quot;; &quot;&quot;); &quot;-&quot;; &quot;&quot;)" table:style-name="ce96">
            <text:p>Experimental::WireFeed</text:p>
          </table:table-cell>
          <table:table-cell office:value-type="string" office:string-value="kWirePrestartDistance" table:formula="of:=SUBSTITUTE(SUBSTITUTE(SUBSTITUTE((COM.MICROSOFT.CONCAT(&quot;k&quot;; [.B507])); &quot; &quot;; &quot;&quot;); &quot;/&quot;; &quot;&quot;); &quot;-&quot;; &quot;&quot;)" table:style-name="ce96">
            <text:p>kWirePrestar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7">
            <text:p>additional_meld_output</text:p>
          </table:table-cell>
          <table:table-cell office:value-type="string" table:style-name="ce97">
            <text:p>Enable Meld Companion File Output</text:p>
          </table:table-cell>
          <table:table-cell office:value-type="string" table:style-name="ce97">
            <text:p>boolean</text:p>
          </table:table-cell>
          <table:table-cell office:value-type="string" table:style-name="ce97">
            <text:p>Additional companion file csv output for Meld syntax</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08]; &quot;::&quot;; [.H508])); &quot; &quot;; &quot;&quot;); &quot;/&quot;; &quot;&quot;); &quot;-&quot;; &quot;&quot;)" table:style-name="ce97">
            <text:p>Experimental::FileOutput</text:p>
          </table:table-cell>
          <table:table-cell office:value-type="string" office:string-value="kEnableMeldCompanionFileOutput" table:formula="of:=SUBSTITUTE(SUBSTITUTE(SUBSTITUTE((COM.MICROSOFT.CONCAT(&quot;k&quot;; [.B508])); &quot; &quot;; &quot;&quot;); &quot;/&quot;; &quot;&quot;); &quot;-&quot;; &quot;&quot;)" table:style-name="ce97">
            <text:p>kEnableMel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eld_discrete_feed_commands</text:p>
          </table:table-cell>
          <table:table-cell office:value-type="string" table:style-name="ce97">
            <text:p>Enable Meld Discrete Feed Commands</text:p>
          </table:table-cell>
          <table:table-cell office:value-type="string" table:style-name="ce97">
            <text:p>boolean</text:p>
          </table:table-cell>
          <table:table-cell office:value-type="string" table:style-name="ce97">
            <text:p>Uses discrete feed commands for g-code output</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09]; &quot;::&quot;; [.H509])); &quot; &quot;; &quot;&quot;); &quot;/&quot;; &quot;&quot;); &quot;-&quot;; &quot;&quot;)" table:style-name="ce97">
            <text:p>Experimental::FileOutput</text:p>
          </table:table-cell>
          <table:table-cell office:value-type="string" office:string-value="kEnableMeldDiscreteFeedCommands" table:formula="of:=SUBSTITUTE(SUBSTITUTE(SUBSTITUTE((COM.MICROSOFT.CONCAT(&quot;k&quot;; [.B509])); &quot; &quot;; &quot;&quot;); &quot;/&quot;; &quot;&quot;); &quot;-&quot;; &quot;&quot;)" table:style-name="ce97">
            <text:p>kEnableMeldDiscreteFeedCommands</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file_output</text:p>
          </table:table-cell>
          <table:table-cell office:value-type="string" table:style-name="ce97">
            <text:p>Enable Tormach File Output</text:p>
          </table:table-cell>
          <table:table-cell office:value-type="string" table:style-name="ce97">
            <text:p>boolean</text:p>
          </table:table-cell>
          <table:table-cell office:value-type="string" table:style-name="ce97">
            <text:p>Modified output file format for Tormach will be created.</text:p>
          </table:table-cell>
          <table:table-cell office:value-type="string" table:style-name="ce97">
            <text:p>{"syntax": 27}</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0]; &quot;::&quot;; [.H510])); &quot; &quot;; &quot;&quot;); &quot;/&quot;; &quot;&quot;); &quot;-&quot;; &quot;&quot;)" table:style-name="ce97">
            <text:p>Experimental::FileOutput</text:p>
          </table:table-cell>
          <table:table-cell office:value-type="string" office:string-value="kEnableTormachFileOutput" table:formula="of:=SUBSTITUTE(SUBSTITUTE(SUBSTITUTE((COM.MICROSOFT.CONCAT(&quot;k&quot;; [.B510])); &quot; &quot;; &quot;&quot;); &quot;/&quot;; &quot;&quot;); &quot;-&quot;; &quot;&quot;)" table:style-name="ce97">
            <text:p>kEnableTormach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mode</text:p>
          </table:table-cell>
          <table:table-cell office:value-type="string" table:style-name="ce97">
            <text:p>Tormach Print Mode</text:p>
          </table:table-cell>
          <table:table-cell office:value-type="string" table:style-name="ce97">
            <text:p>enumeration</text:p>
          </table:table-cell>
          <table:table-cell office:value-type="string" table:style-name="ce97">
            <text:p>Select the welder print mode for the Tormach system.</text:p>
          </table:table-cell>
          <table:table-cell office:value-type="string" table:style-name="ce97">
            <text:p>{"syntax": 27}</text:p>
          </table:table-cell>
          <table:table-cell office:value-type="string" table:style-name="ce97">
            <text:p>Mode_21, Mode_40, Mode_102, Mode_274, Mode_509</text:p>
          </table:table-cell>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1]; &quot;::&quot;; [.H511])); &quot; &quot;; &quot;&quot;); &quot;/&quot;; &quot;&quot;); &quot;-&quot;; &quot;&quot;)" table:style-name="ce97">
            <text:p>Experimental::FileOutput</text:p>
          </table:table-cell>
          <table:table-cell office:value-type="string" office:string-value="kTormachPrintMode" table:formula="of:=SUBSTITUTE(SUBSTITUTE(SUBSTITUTE((COM.MICROSOFT.CONCAT(&quot;k&quot;; [.B511])); &quot; &quot;; &quot;&quot;); &quot;/&quot;; &quot;&quot;); &quot;-&quot;; &quot;&quot;)" table:style-name="ce97">
            <text:p>kTormachPrint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file_output</text:p>
          </table:table-cell>
          <table:table-cell office:value-type="string" table:style-name="ce97">
            <text:p>Enable AML3D Companion File Output</text:p>
          </table:table-cell>
          <table:table-cell office:value-type="string" table:style-name="ce97">
            <text:p>boolean</text:p>
          </table:table-cell>
          <table:table-cell office:value-type="string" table:style-name="ce97">
            <text:p>Modified output file format for AML3D will be created.</text:p>
          </table:table-cell>
          <table:table-cell office:value-type="string" table:style-name="ce97">
            <text:p>{"syntax": 28}</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2]; &quot;::&quot;; [.H512])); &quot; &quot;; &quot;&quot;); &quot;/&quot;; &quot;&quot;); &quot;-&quot;; &quot;&quot;)" table:style-name="ce97">
            <text:p>Experimental::FileOutput</text:p>
          </table:table-cell>
          <table:table-cell office:value-type="string" office:string-value="kEnableAML3DCompanionFileOutput" table:formula="of:=SUBSTITUTE(SUBSTITUTE(SUBSTITUTE((COM.MICROSOFT.CONCAT(&quot;k&quot;; [.B512])); &quot; &quot;; &quot;&quot;); &quot;/&quot;; &quot;&quot;); &quot;-&quot;; &quot;&quot;)" table:style-name="ce97">
            <text:p>kEnableAML3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length</text:p>
          </table:table-cell>
          <table:table-cell office:value-type="string" table:style-name="ce97">
            <text:p>AML3D Weave Length</text:p>
          </table:table-cell>
          <table:table-cell office:value-type="string" table:style-name="ce97">
            <text:p>distance</text:p>
          </table:table-cell>
          <table:table-cell office:value-type="string" table:style-name="ce97">
            <text:p>Wave length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3]; &quot;::&quot;; [.H513])); &quot; &quot;; &quot;&quot;); &quot;/&quot;; &quot;&quot;); &quot;-&quot;; &quot;&quot;)" table:style-name="ce97">
            <text:p>Experimental::FileOutput</text:p>
          </table:table-cell>
          <table:table-cell office:value-type="string" office:string-value="kAML3DWeaveLength" table:formula="of:=SUBSTITUTE(SUBSTITUTE(SUBSTITUTE((COM.MICROSOFT.CONCAT(&quot;k&quot;; [.B513])); &quot; &quot;; &quot;&quot;); &quot;/&quot;; &quot;&quot;); &quot;-&quot;; &quot;&quot;)" table:style-name="ce97">
            <text:p>kAML3DWeaveLeng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width</text:p>
          </table:table-cell>
          <table:table-cell office:value-type="string" table:style-name="ce97">
            <text:p>AML3D Weave Width</text:p>
          </table:table-cell>
          <table:table-cell office:value-type="string" table:style-name="ce97">
            <text:p>distance</text:p>
          </table:table-cell>
          <table:table-cell office:value-type="string" table:style-name="ce97">
            <text:p>Amplitude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4]; &quot;::&quot;; [.H514])); &quot; &quot;; &quot;&quot;); &quot;/&quot;; &quot;&quot;); &quot;-&quot;; &quot;&quot;)" table:style-name="ce97">
            <text:p>Experimental::FileOutput</text:p>
          </table:table-cell>
          <table:table-cell office:value-type="string" office:string-value="kAML3DWeaveWidth" table:formula="of:=SUBSTITUTE(SUBSTITUTE(SUBSTITUTE((COM.MICROSOFT.CONCAT(&quot;k&quot;; [.B514])); &quot; &quot;; &quot;&quot;); &quot;/&quot;; &quot;&quot;); &quot;-&quot;; &quot;&quot;)" table:style-name="ce97">
            <text:p>kAML3DWeaveWid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file_output</text:p>
          </table:table-cell>
          <table:table-cell office:value-type="string" table:style-name="ce97">
            <text:p>Enable Sandia Companion File Output</text:p>
          </table:table-cell>
          <table:table-cell office:value-type="string" table:style-name="ce97">
            <text:p>boolean</text:p>
          </table:table-cell>
          <table:table-cell office:value-type="string" table:style-name="ce97">
            <text:p>Modified output file format for Sandia will be created.</text:p>
          </table:table-cell>
          <table:table-cell office:value-type="string" table:style-name="ce97">
            <text:p>{"syntax": 30}</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5]; &quot;::&quot;; [.H515])); &quot; &quot;; &quot;&quot;); &quot;/&quot;; &quot;&quot;); &quot;-&quot;; &quot;&quot;)" table:style-name="ce97">
            <text:p>Experimental::FileOutput</text:p>
          </table:table-cell>
          <table:table-cell office:value-type="string" office:string-value="kEnableSandiaCompanionFileOutput" table:formula="of:=SUBSTITUTE(SUBSTITUTE(SUBSTITUTE((COM.MICROSOFT.CONCAT(&quot;k&quot;; [.B515])); &quot; &quot;; &quot;&quot;); &quot;/&quot;; &quot;&quot;); &quot;-&quot;; &quot;&quot;)" table:style-name="ce97">
            <text:p>kEnableSandia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metal_file</text:p>
          </table:table-cell>
          <table:table-cell office:value-type="string" table:style-name="ce97">
            <text:p>Use Sandia Metal Printing Mode</text:p>
          </table:table-cell>
          <table:table-cell office:value-type="string" table:style-name="ce97">
            <text:p>boolean</text:p>
          </table:table-cell>
          <table:table-cell office:value-type="string" table:style-name="ce97">
            <text:p>If enabled, the Sandia companion file will use metal deposition commands. If disabled, companion file will use polymer commands.</text:p>
          </table:table-cell>
          <table:table-cell office:value-type="string" table:style-name="ce97">
            <text:p>{"AND": [{"syntax": 30},{"sandia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6]; &quot;::&quot;; [.H516])); &quot; &quot;; &quot;&quot;); &quot;/&quot;; &quot;&quot;); &quot;-&quot;; &quot;&quot;)" table:style-name="ce97">
            <text:p>Experimental::FileOutput</text:p>
          </table:table-cell>
          <table:table-cell office:value-type="string" office:string-value="kUseSandiaMetalPrintingMode" table:formula="of:=SUBSTITUTE(SUBSTITUTE(SUBSTITUTE((COM.MICROSOFT.CONCAT(&quot;k&quot;; [.B516])); &quot; &quot;; &quot;&quot;); &quot;/&quot;; &quot;&quot;); &quot;-&quot;; &quot;&quot;)" table:style-name="ce97">
            <text:p>kUseSandiaMetalPrinting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file_output</text:p>
          </table:table-cell>
          <table:table-cell office:value-type="string" table:style-name="ce97">
            <text:p>Enable Marlin Companion File Output</text:p>
          </table:table-cell>
          <table:table-cell office:value-type="string" table:style-name="ce97">
            <text:p>boolean</text:p>
          </table:table-cell>
          <table:table-cell office:value-type="string" table:style-name="ce97">
            <text:p>Additional output file format to be used for simulation.</text:p>
          </table:table-cell>
          <table:table-cell office:value-type="string" table:style-name="ce97">
            <text:p>{"syntax": 1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7]; &quot;::&quot;; [.H517])); &quot; &quot;; &quot;&quot;); &quot;/&quot;; &quot;&quot;); &quot;-&quot;; &quot;&quot;)" table:style-name="ce97">
            <text:p>Experimental::FileOutput</text:p>
          </table:table-cell>
          <table:table-cell office:value-type="string" office:string-value="kEnableMarlinCompanionFileOutput" table:formula="of:=SUBSTITUTE(SUBSTITUTE(SUBSTITUTE((COM.MICROSOFT.CONCAT(&quot;k&quot;; [.B517])); &quot; &quot;; &quot;&quot;); &quot;/&quot;; &quot;&quot;); &quot;-&quot;; &quot;&quot;)" table:style-name="ce97">
            <text:p>kEnableMarli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include_travels</text:p>
          </table:table-cell>
          <table:table-cell office:value-type="string" table:style-name="ce97">
            <text:p>Include Travel Flag for Marlin Output</text:p>
          </table:table-cell>
          <table:table-cell office:value-type="string" table:style-name="ce97">
            <text:p>boolean</text:p>
          </table:table-cell>
          <table:table-cell office:value-type="string" table:style-name="ce97">
            <text:p>If enabled, a 9th column will be added to the Marlin companion file that signifies if the move is a travel. If disabled, travels are included but without the ninth column in the output.</text:p>
          </table:table-cell>
          <table:table-cell office:value-type="string" table:style-name="ce97">
            <text:p>{"marlin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8]; &quot;::&quot;; [.H518])); &quot; &quot;; &quot;&quot;); &quot;/&quot;; &quot;&quot;); &quot;-&quot;; &quot;&quot;)" table:style-name="ce97">
            <text:p>Experimental::FileOutput</text:p>
          </table:table-cell>
          <table:table-cell office:value-type="string" office:string-value="kIncludeTravelFlagforMarlinOutput" table:formula="of:=SUBSTITUTE(SUBSTITUTE(SUBSTITUTE((COM.MICROSOFT.CONCAT(&quot;k&quot;; [.B518])); &quot; &quot;; &quot;&quot;); &quot;/&quot;; &quot;&quot;); &quot;-&quot;; &quot;&quot;)" table:style-name="ce97">
            <text:p>kIncludeTravelFlagforMarlin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imulation_file_output</text:p>
          </table:table-cell>
          <table:table-cell office:value-type="string" table:style-name="ce97">
            <text:p>Enable Simulation Companion File Output</text:p>
          </table:table-cell>
          <table:table-cell office:value-type="string" table:style-name="ce97">
            <text:p>boolean</text:p>
          </table:table-cell>
          <table:table-cell office:value-type="string" table:style-name="ce97">
            <text:p>If enabled, a text file listing timestamp, coordinates, and extrusion on/off will be generated for use with ABAQUS. Works with Cincinnati and Marlin Pellet.</text:p>
          </table:table-cell>
          <table:table-cell office:value-type="string" table:style-name="ce97">
            <text:p>{"OR": [{"syntax": 1}, {"syntax": 12}]}</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9]; &quot;::&quot;; [.H519])); &quot; &quot;; &quot;&quot;); &quot;/&quot;; &quot;&quot;); &quot;-&quot;; &quot;&quot;)" table:style-name="ce97">
            <text:p>Experimental::FileOutput</text:p>
          </table:table-cell>
          <table:table-cell office:value-type="string" office:string-value="kEnableSimulationCompanionFileOutput" table:formula="of:=SUBSTITUTE(SUBSTITUTE(SUBSTITUTE((COM.MICROSOFT.CONCAT(&quot;k&quot;; [.B519])); &quot; &quot;; &quot;&quot;); &quot;/&quot;; &quot;&quot;); &quot;-&quot;; &quot;&quot;)" table:style-name="ce97">
            <text:p>kEnableSimulatio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rotation_origin_offset_x</text:p>
          </table:table-cell>
          <table:table-cell office:value-type="string" table:style-name="ce98">
            <text:p>Rotational Origin X Offset</text:p>
          </table:table-cell>
          <table:table-cell office:value-type="string" table:style-name="ce98">
            <text:p>location</text:p>
          </table:table-cell>
          <table:table-cell office:value-type="string" table:style-name="ce98">
            <text:p>Offset X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0]; &quot;::&quot;; [.H520])); &quot; &quot;; &quot;&quot;); &quot;/&quot;; &quot;&quot;); &quot;-&quot;; &quot;&quot;)" table:style-name="ce98">
            <text:p>Experimental::RotationalOrigin</text:p>
          </table:table-cell>
          <table:table-cell office:value-type="string" office:string-value="kRotationalOriginXOffset" table:formula="of:=SUBSTITUTE(SUBSTITUTE(SUBSTITUTE((COM.MICROSOFT.CONCAT(&quot;k&quot;; [.B520])); &quot; &quot;; &quot;&quot;); &quot;/&quot;; &quot;&quot;); &quot;-&quot;; &quot;&quot;)" table:style-name="ce98">
            <text:p>kRotationalOriginX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rotation_origin_offset_y</text:p>
          </table:table-cell>
          <table:table-cell office:value-type="string" table:style-name="ce98">
            <text:p>Rotational Origin Y Offset</text:p>
          </table:table-cell>
          <table:table-cell office:value-type="string" table:style-name="ce98">
            <text:p>location</text:p>
          </table:table-cell>
          <table:table-cell office:value-type="string" table:style-name="ce98">
            <text:p>Offset Y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1]; &quot;::&quot;; [.H521])); &quot; &quot;; &quot;&quot;); &quot;/&quot;; &quot;&quot;); &quot;-&quot;; &quot;&quot;)" table:style-name="ce98">
            <text:p>Experimental::RotationalOrigin</text:p>
          </table:table-cell>
          <table:table-cell office:value-type="string" office:string-value="kRotationalOriginYOffset" table:formula="of:=SUBSTITUTE(SUBSTITUTE(SUBSTITUTE((COM.MICROSOFT.CONCAT(&quot;k&quot;; [.B521])); &quot; &quot;; &quot;&quot;); &quot;/&quot;; &quot;&quot;); &quot;-&quot;; &quot;&quot;)" table:style-name="ce98">
            <text:p>kRotationalOriginY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0"/>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0"/>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3" table:style-name="ro2">
          <table:table-cell table:number-columns-repeated="1024" table:style-name="ce4"/>
          <table:table-cell table:number-columns-repeated="15360"/>
        </table:table-row>
        <table:table-row table:number-rows-repeated="104804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meta:initial-creator>Roschli, Alex C.</meta:initial-creator>
    <dc:creator>White, Liam</dc:creator>
    <meta:creation-date>2017-05-30T22:12:40Z</meta:creation-date>
    <dc:date>2025-02-25T19:24:57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